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 1">
        <draw:frame>
          <draw:text-box>
            <text:p>Title Slide: Welcome to OpenDocument</text:p>
          </draw:text-box>
        </draw:frame>
      </draw:page>
      <draw:page draw:name="Slide 2">
        <draw:frame>
          <draw:text-box>
            <text:p>Slide 2: Key Features</text:p>
          </draw:text-box>
        </draw:frame>
      </draw:page>
      <draw:page draw:name="Slide 3">
        <draw:frame>
          <draw:text-box>
            <text:p>Slide 3: Thank You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Simple Presentation</dc:title>
    <dc:creator>Presenter</dc:creator>
  </office:meta>
</office:document-meta>
</file>